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db84f" officeooo:paragraph-rsid="000db84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utes: 18 Feb 2020</text:p>
      <text:p text:style-name="P1">Group I</text:p>
      <text:p text:style-name="P1">Present: Alex, Peter, Mariah, Stefan </text:p>
      <text:p text:style-name="P1">Absent: Colin</text:p>
      <text:p text:style-name="P1">Started: 5:00 pm</text:p>
      <text:p text:style-name="P1"/>
      <text:p text:style-name="P1">This meeting focused on wrapping up any issues revolving around setting up a good layout for our tile columns on either side of the game board.</text:p>
      <text:p text:style-name="P1"/>
      <text:p text:style-name="P1">Colin had a test to take at LCCC.</text:p>
      <text:p text:style-name="P1"/>
      <text:p text:style-name="P1">Upon starting this meeting, most team member had a good idea of what needed to be done, but couldn’t quite figure out how to make GridBagLayout work for all three major panels, excluding the button panel. Mariah, Peter, and Alex all had very similar issues. Stefan had completed the layout successfully, but with small tiles. The team had noted that Mariah’s version had the desirable tile size, but was formatted incorrectly. Stefan made note of some format issues within her code, and corrected them. This lead to the most current version of the game, as the layout was fixed, and in the desirable size. <text:s/></text:p>
      <text:p text:style-name="P1"/>
      <text:p text:style-name="P1">The rest of the meeting was spent agreeing on how to test this code on the lab machines, and what needed to be re-factored before submission. Stefan agreed to submit the UML for all three current classes, and do a final re-factor before submission. </text:p>
      <text:p text:style-name="P1"/>
      <text:p text:style-name="P1">Meeting ended: 6:15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9T00:05:24.345967735</meta:creation-date>
    <meta:generator>LibreOffice/5.2.7.2$Linux_X86_64 LibreOffice_project/20m0$Build-2</meta:generator>
    <dc:date>2020-02-19T00:13:47.625369619</dc:date>
    <meta:editing-duration>PT8M24S</meta:editing-duration>
    <meta:editing-cycles>1</meta:editing-cycles>
    <meta:document-statistic meta:table-count="0" meta:image-count="0" meta:object-count="0" meta:page-count="1" meta:paragraph-count="10" meta:word-count="201" meta:character-count="1146" meta:non-whitespace-character-count="951"/>
  </office:meta>
</office:document-meta>
</file>